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847cm"/>
          <style:tab-stop style:position="2.334cm"/>
          <style:tab-stop style:position="12.411cm"/>
          <style:tab-stop style:position="16.501cm"/>
          <style:tab-stop style:position="27.517cm"/>
          <style:tab-stop style:position="29.025cm"/>
          <style:tab-stop style:position="31.618cm"/>
        </style:tab-stops>
      </style:paragraph-properties>
      <style:text-properties style:use-window-font-color="true" style:text-line-through-style="none" style:font-name="Times New Roman" fo:font-size="14pt" fo:language="fr" fo:country="FR" fo:font-style="normal" style:text-underline-style="none" fo:font-weight="normal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 style:font-style-complex="normal" style:font-weight-complex="normal"/>
    </style:style>
    <style:style style:name="P2" style:family="paragraph" style:parent-style-name="Standard">
      <style:paragraph-properties>
        <style:tab-stops>
          <style:tab-stop style:position="0.847cm"/>
          <style:tab-stop style:position="2.334cm"/>
          <style:tab-stop style:position="12.411cm"/>
          <style:tab-stop style:position="16.501cm"/>
          <style:tab-stop style:position="27.517cm"/>
          <style:tab-stop style:position="29.025cm"/>
          <style:tab-stop style:position="31.618cm"/>
        </style:tab-stops>
      </style:paragraph-properties>
      <style:text-properties style:use-window-font-color="true" style:text-line-through-style="none" style:font-name="Times New Roman" fo:font-size="14pt" fo:language="fr" fo:country="FR" fo:font-style="normal" style:text-underline-style="none" fo:font-weight="normal" fo:background-color="#ffff00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 style:font-style-complex="normal" style:font-weight-complex="normal"/>
    </style:style>
    <style:style style:name="P3" style:family="paragraph" style:parent-style-name="Standard">
      <style:paragraph-properties>
        <style:tab-stops>
          <style:tab-stop style:position="0.847cm"/>
          <style:tab-stop style:position="2.334cm"/>
          <style:tab-stop style:position="12.411cm"/>
          <style:tab-stop style:position="16.501cm"/>
          <style:tab-stop style:position="27.517cm"/>
          <style:tab-stop style:position="29.025cm"/>
          <style:tab-stop style:position="31.618cm"/>
        </style:tab-stops>
      </style:paragraph-properties>
      <style:text-properties style:use-window-font-color="true" style:text-line-through-style="none" fo:font-size="14pt" fo:language="fr" fo:country="FR" fo:font-style="normal" style:text-underline-style="none" fo:font-weight="normal" fo:background-color="transparent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" style:family="paragraph" style:parent-style-name="Standard">
      <style:paragraph-properties>
        <style:tab-stops>
          <style:tab-stop style:position="0.847cm"/>
          <style:tab-stop style:position="2.334cm"/>
          <style:tab-stop style:position="12.411cm"/>
          <style:tab-stop style:position="16.501cm"/>
          <style:tab-stop style:position="27.517cm"/>
          <style:tab-stop style:position="29.025cm"/>
          <style:tab-stop style:position="31.618cm"/>
        </style:tab-stops>
      </style:paragraph-properties>
      <style:text-properties style:use-window-font-color="true" fo:font-size="14pt" fo:language="fr" fo:country="FR" fo:font-style="normal" style:text-underline-style="none" fo:font-weight="normal" fo:background-color="transparent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" style:family="paragraph" style:parent-style-name="Standard">
      <style:paragraph-properties>
        <style:tab-stops>
          <style:tab-stop style:position="0.847cm"/>
          <style:tab-stop style:position="2.334cm"/>
          <style:tab-stop style:position="12.411cm"/>
          <style:tab-stop style:position="16.501cm"/>
          <style:tab-stop style:position="27.517cm"/>
          <style:tab-stop style:position="29.025cm"/>
          <style:tab-stop style:position="31.618cm"/>
        </style:tab-stops>
      </style:paragraph-properties>
      <style:text-properties style:use-window-font-color="true" fo:font-size="14pt" fo:language="fr" fo:country="FR" fo:font-weight="normal" fo:background-color="transparent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" style:family="paragraph" style:parent-style-name="Standard">
      <style:paragraph-properties>
        <style:tab-stops>
          <style:tab-stop style:position="0.847cm"/>
          <style:tab-stop style:position="2.334cm"/>
          <style:tab-stop style:position="12.411cm"/>
          <style:tab-stop style:position="16.501cm"/>
          <style:tab-stop style:position="27.517cm"/>
          <style:tab-stop style:position="29.025cm"/>
          <style:tab-stop style:position="31.618cm"/>
        </style:tab-stops>
      </style:paragraph-properties>
      <style:text-properties style:use-window-font-color="true" fo:font-size="14pt" fo:language="fr" fo:country="FR" fo:background-color="transparent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style:paragraph-properties>
        <style:tab-stops>
          <style:tab-stop style:position="0.847cm"/>
          <style:tab-stop style:position="2.334cm"/>
          <style:tab-stop style:position="12.411cm"/>
          <style:tab-stop style:position="16.501cm"/>
          <style:tab-stop style:position="27.517cm"/>
          <style:tab-stop style:position="29.025cm"/>
          <style:tab-stop style:position="31.618cm"/>
        </style:tab-stops>
      </style:paragraph-properties>
      <style:text-properties fo:font-size="14pt" fo:language="fr" fo:country="FR" style:text-underline-style="none" fo:background-color="transparent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>
      <style:paragraph-properties>
        <style:tab-stops>
          <style:tab-stop style:position="0.847cm"/>
          <style:tab-stop style:position="2.334cm"/>
          <style:tab-stop style:position="12.411cm"/>
          <style:tab-stop style:position="16.501cm"/>
          <style:tab-stop style:position="27.517cm"/>
          <style:tab-stop style:position="29.025cm"/>
          <style:tab-stop style:position="31.618cm"/>
        </style:tab-stops>
      </style:paragraph-properties>
      <style:text-properties fo:font-size="14pt" fo:language="fr" fo:country="FR" style:text-underline-style="none" fo:font-weight="normal" fo:background-color="transparent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9" style:family="paragraph" style:parent-style-name="Standard">
      <style:paragraph-properties>
        <style:tab-stops>
          <style:tab-stop style:position="0.847cm"/>
          <style:tab-stop style:position="2.334cm"/>
          <style:tab-stop style:position="12.411cm"/>
          <style:tab-stop style:position="16.501cm"/>
          <style:tab-stop style:position="27.517cm"/>
          <style:tab-stop style:position="29.025cm"/>
          <style:tab-stop style:position="31.618cm"/>
        </style:tab-stops>
      </style:paragraph-properties>
      <style:text-properties fo:font-size="14pt" fo:language="fr" fo:country="FR" fo:background-color="transparent" style:font-size-asian="14pt" style:language-asian="zxx" style:country-asian="none" style:font-size-complex="14pt" style:language-complex="zxx" style:country-complex="none"/>
    </style:style>
    <style:style style:name="P10" style:family="paragraph" style:parent-style-name="Standard">
      <style:paragraph-properties>
        <style:tab-stops>
          <style:tab-stop style:position="0.847cm"/>
          <style:tab-stop style:position="2.334cm"/>
          <style:tab-stop style:position="12.411cm"/>
          <style:tab-stop style:position="16.501cm"/>
          <style:tab-stop style:position="27.517cm"/>
          <style:tab-stop style:position="29.025cm"/>
          <style:tab-stop style:position="31.618cm"/>
        </style:tab-stops>
      </style:paragraph-properties>
      <style:text-properties fo:font-size="14pt" fo:language="fr" fo:country="FR" fo:font-weight="normal" fo:background-color="transparent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1" style:family="paragraph" style:parent-style-name="Standard">
      <style:paragraph-properties>
        <style:tab-stops>
          <style:tab-stop style:position="0.847cm"/>
          <style:tab-stop style:position="2.334cm"/>
          <style:tab-stop style:position="12.411cm"/>
          <style:tab-stop style:position="16.501cm"/>
          <style:tab-stop style:position="27.517cm"/>
          <style:tab-stop style:position="29.025cm"/>
          <style:tab-stop style:position="31.618cm"/>
        </style:tab-stops>
      </style:paragraph-properties>
      <style:text-properties fo:color="#000000" style:text-line-through-style="none" style:font-name="Times New Roman" fo:font-size="14pt" fo:language="fr" fo:country="FR" fo:font-style="normal" style:text-underline-style="none" fo:font-weight="normal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>
        <style:tab-stops>
          <style:tab-stop style:position="0.847cm"/>
          <style:tab-stop style:position="2.334cm"/>
          <style:tab-stop style:position="12.411cm"/>
          <style:tab-stop style:position="16.501cm"/>
          <style:tab-stop style:position="27.517cm"/>
          <style:tab-stop style:position="29.025cm"/>
          <style:tab-stop style:position="31.618cm"/>
        </style:tab-stops>
      </style:paragraph-properties>
      <style:text-properties style:text-line-through-style="none" fo:font-size="14pt" fo:language="fr" fo:country="FR" fo:background-color="transparent" style:font-size-asian="14pt" style:language-asian="zxx" style:country-asian="none" style:font-size-complex="14pt" style:language-complex="zxx" style:country-complex="none"/>
    </style:style>
    <style:style style:name="P13" style:family="paragraph" style:parent-style-name="Standard">
      <style:paragraph-properties>
        <style:tab-stops>
          <style:tab-stop style:position="0.847cm"/>
          <style:tab-stop style:position="2.334cm"/>
          <style:tab-stop style:position="12.411cm"/>
          <style:tab-stop style:position="16.501cm"/>
          <style:tab-stop style:position="27.517cm"/>
          <style:tab-stop style:position="29.025cm"/>
          <style:tab-stop style:position="31.618cm"/>
        </style:tab-stops>
      </style:paragraph-properties>
      <style:text-properties style:text-line-through-style="none" fo:font-size="14pt" fo:language="fr" fo:country="FR" fo:font-weight="normal" fo:background-color="transparent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4" style:family="paragraph" style:parent-style-name="Standard">
      <style:paragraph-properties>
        <style:tab-stops>
          <style:tab-stop style:position="0.847cm"/>
          <style:tab-stop style:position="2.334cm"/>
          <style:tab-stop style:position="12.411cm"/>
          <style:tab-stop style:position="16.501cm"/>
          <style:tab-stop style:position="27.517cm"/>
          <style:tab-stop style:position="29.025cm"/>
          <style:tab-stop style:position="31.618cm"/>
        </style:tab-stops>
      </style:paragraph-properties>
      <style:text-properties style:text-line-through-style="solid" fo:font-size="14pt" fo:language="fr" fo:country="FR" fo:background-color="transparent" style:font-size-asian="14pt" style:language-asian="zxx" style:country-asian="none" style:font-size-complex="14pt" style:language-complex="zxx" style:country-complex="none"/>
    </style:style>
    <style:style style:name="P15" style:family="paragraph" style:parent-style-name="Standard" style:list-style-name="L1">
      <style:paragraph-properties>
        <style:tab-stops>
          <style:tab-stop style:position="0.847cm"/>
          <style:tab-stop style:position="2.334cm"/>
          <style:tab-stop style:position="12.37cm"/>
          <style:tab-stop style:position="22.126cm"/>
        </style:tab-stops>
      </style:paragraph-properties>
      <style:text-properties style:use-window-font-color="true" style:text-line-through-style="none" fo:font-size="14pt" fo:language="fr" fo:country="FR" fo:font-style="normal" style:text-underline-style="none" fo:font-weight="normal" fo:background-color="transparent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6" style:family="paragraph" style:parent-style-name="Standard" style:list-style-name="L1">
      <style:paragraph-properties>
        <style:tab-stops>
          <style:tab-stop style:position="0.847cm"/>
          <style:tab-stop style:position="2.334cm"/>
          <style:tab-stop style:position="12.37cm"/>
          <style:tab-stop style:position="22.126cm"/>
        </style:tab-stops>
      </style:paragraph-properties>
      <style:text-properties style:use-window-font-color="true" fo:font-size="14pt" fo:language="fr" fo:country="FR" fo:font-style="normal" style:text-underline-style="none" fo:font-weight="normal" fo:background-color="transparent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7" style:family="paragraph" style:parent-style-name="Standard" style:list-style-name="L1">
      <style:paragraph-properties>
        <style:tab-stops>
          <style:tab-stop style:position="0.847cm"/>
          <style:tab-stop style:position="2.334cm"/>
          <style:tab-stop style:position="12.37cm"/>
          <style:tab-stop style:position="22.126cm"/>
        </style:tab-stops>
      </style:paragraph-properties>
      <style:text-properties fo:font-size="14pt" fo:language="fr" fo:country="FR" style:text-underline-style="none" fo:background-color="transparent" style:font-size-asian="14pt" style:language-asian="zxx" style:country-asian="none" style:font-size-complex="14pt" style:language-complex="zxx" style:country-complex="none"/>
    </style:style>
    <style:style style:name="P18" style:family="paragraph" style:parent-style-name="Standard">
      <style:paragraph-properties>
        <style:tab-stops>
          <style:tab-stop style:position="0.847cm"/>
          <style:tab-stop style:position="2.334cm"/>
          <style:tab-stop style:position="12.411cm"/>
          <style:tab-stop style:position="16.501cm"/>
          <style:tab-stop style:position="27.517cm"/>
          <style:tab-stop style:position="29.025cm"/>
          <style:tab-stop style:position="31.618cm"/>
        </style:tab-stops>
      </style:paragraph-properties>
      <style:text-properties fo:font-size="14pt" fo:language="fr" fo:country="FR" fo:background-color="transparent" style:font-size-asian="14pt" style:language-asian="zxx" style:country-asian="none" style:font-size-complex="14pt" style:language-complex="zxx" style:country-complex="none"/>
    </style:style>
    <style:style style:name="P19" style:family="paragraph" style:parent-style-name="Standard" style:list-style-name="L1">
      <style:paragraph-properties>
        <style:tab-stops>
          <style:tab-stop style:position="0.847cm"/>
          <style:tab-stop style:position="2.334cm"/>
          <style:tab-stop style:position="12.37cm"/>
          <style:tab-stop style:position="22.126cm"/>
        </style:tab-stops>
      </style:paragraph-properties>
      <style:text-properties style:text-line-through-style="none" fo:font-size="14pt" fo:language="fr" fo:country="FR" style:text-underline-style="none" fo:font-weight="normal" fo:background-color="transparent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0" style:family="paragraph" style:parent-style-name="Standard" style:list-style-name="L1">
      <style:paragraph-properties>
        <style:tab-stops>
          <style:tab-stop style:position="0.847cm"/>
          <style:tab-stop style:position="2.334cm"/>
          <style:tab-stop style:position="12.37cm"/>
          <style:tab-stop style:position="22.126cm"/>
        </style:tab-stops>
      </style:paragraph-properties>
      <style:text-properties style:text-line-through-style="none" fo:font-size="14pt" fo:language="fr" fo:country="FR" style:text-underline-style="none" fo:background-color="transparent" style:font-size-asian="14pt" style:language-asian="zxx" style:country-asian="none" style:font-size-complex="14pt" style:language-complex="zxx" style:country-complex="none"/>
    </style:style>
    <style:style style:name="P21" style:family="paragraph" style:parent-style-name="Standard">
      <style:paragraph-properties>
        <style:tab-stops>
          <style:tab-stop style:position="0.847cm"/>
          <style:tab-stop style:position="2.334cm"/>
          <style:tab-stop style:position="12.411cm"/>
          <style:tab-stop style:position="16.501cm"/>
          <style:tab-stop style:position="27.517cm"/>
          <style:tab-stop style:position="29.025cm"/>
          <style:tab-stop style:position="31.618cm"/>
        </style:tab-stops>
      </style:paragraph-properties>
      <style:text-properties fo:color="#000000" style:text-line-through-style="none" style:font-name="Times New Roman" fo:font-size="14pt" fo:language="fr" fo:country="FR" fo:font-style="normal" style:text-underline-style="none" fo:font-weight="normal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weight="normal" style:font-weight-asian="normal" style:font-weight-complex="normal"/>
    </style:style>
    <style:style style:name="T5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7" style:family="text">
      <style:text-properties style:use-window-font-color="true" fo:font-style="normal" style:font-style-asian="normal" style:font-style-complex="normal"/>
    </style:style>
    <style:style style:name="T8" style:family="text">
      <style:text-properties style:use-window-font-color="true" style:text-line-through-style="none" style:text-underline-style="none" fo:font-weight="normal" style:font-weight-asian="normal" style:font-weight-complex="normal"/>
    </style:style>
    <style:style style:name="T9" style:family="text">
      <style:text-properties style:use-window-font-color="true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style:use-window-font-color="true" style:text-line-through-style="none" style:font-name="Times New Roman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1" style:family="text">
      <style:text-properties style:use-window-font-color="true" style:font-name="Times New Roman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2" style:family="text">
      <style:text-properties fo:color="#000000" style:font-name="Times New Roman" style:font-name-asian="Times New Roman1" style:font-name-complex="Times New Roman1"/>
    </style:style>
    <style:style style:name="T13" style:family="text">
      <style:text-properties fo:color="#000000" style:font-name="Times New Roman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4" style:family="text">
      <style:text-properties fo:color="#000000" style:text-line-through-style="none" style:font-name="Times New Roman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5" style:family="text">
      <style:text-properties style:text-line-through-style="none"/>
    </style:style>
    <style:style style:name="T16" style:family="text">
      <style:text-properties style:text-line-through-style="none" fo:font-weight="normal" style:font-weight-asian="normal" style:font-weight-complex="normal"/>
    </style:style>
    <style:style style:name="T17" style:family="text">
      <style:text-properties style:text-line-through-style="none" style:text-underline-style="none" fo:font-weight="normal" style:font-weight-asian="normal" style:font-weight-complex="normal"/>
    </style:style>
    <style:style style:name="T18" style:family="text"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style:text-line-through-style="none" style:font-name="Times New Roman" style:font-name-asian="Times New Roman1" style:font-name-complex="Times New Roman1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font-name="Times New Roman" style:font-name-asian="Times New Roman1" style:font-name-complex="Times New Roman1"/>
    </style:style>
    <style:style style:name="T23" style:family="text">
      <style:text-properties style:font-name="Times New Roman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background-color="#ffff00"/>
    </style:style>
    <style:style style:name="T26" style:family="text">
      <style:text-properties fo:background-color="transparent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9<text:tab/>8<text:tab/>IWD2 Potion de soins importants<text:tab/>Pxl2dsoi<text:tab/>+18 pvs <text:tab/>300</text:p>
      <text:p text:style-name="P9"><text:span text:style-name="T1">10<text:tab/>18<text:tab/>BG2 </text:span>Potion de grand soins<text:tab/>POTN52<text:tab/>+27 pvs<text:tab/>450<text:tab/>sort lvl 5</text:p>
      <text:p text:style-name="P9"><text:span text:style-name="T1">10<text:tab/>28<text:tab/>BG2 </text:span>Potion de soins majeur<text:tab/>POTN55<text:tab/>+40 pvs<text:tab/>650</text:p>
      <text:p text:style-name="P9">10<text:tab/>38<text:tab/>Potion de soin suprême<text:tab/><text:span text:style-name="T20">Pxl2dso2<text:tab/>+60 pvs<text:tab/>1000</text:span></text:p>
      <text:p text:style-name="P9">3<text:tab/>41<text:tab/>BG2 Élixir de santé<text:tab/>POTN17<text:tab/>Vire le poison et la maladie et rend 10 pvs<text:tab/>250<text:tab/>sort lvl 4/5</text:p>
      <text:p text:style-name="P5"/>
      <text:p text:style-name="P5"><text:tab/>42<text:tab/>INTERPLAN Potion de bonne fortune<text:tab/>PXL2bonn</text:p>
      <text:p text:style-name="P12"><text:span text:style-name="T11"><text:tab/>43<text:tab/>INTERPLAN H</text:span><text:span text:style-name="T13">uile pyrophorique</text:span><text:span text:style-name="T5"><text:tab/>PXL2ppyr</text:span></text:p>
      <text:p text:style-name="P4"><text:tab/>44<text:tab/>INTERPLAN Tord boyau du sage<text:tab/>PXL2tord<text:tab/><text:tab/>700<text:span text:style-name="T15"><text:tab/> sort lvl 3</text:span></text:p>
      <text:p text:style-name="P6"><text:span text:style-name="T24"><text:tab/>45<text:tab/>INTERPLAN </text:span><text:span text:style-name="T13">Potion d'invisibilité majeure</text:span><text:span text:style-name="T24"><text:tab/>PXL2invm<text:tab/><text:tab/>600</text:span><text:span text:style-name="T18"><text:tab/> sort lvl 4</text:span><text:span text:style-name="T24"><text:tab/></text:span><text:span text:style-name="T18">n</text:span></text:p>
      <text:p text:style-name="P9"><text:span text:style-name="T3"><text:tab/>46<text:tab/>INTERPLAN Eau positive<text:tab/></text:span><text:span text:style-name="T4">PXL2eaup</text:span><text:span text:style-name="T3"><text:tab/><text:tab/>1500<text:tab/></text:span></text:p>
      <text:p text:style-name="P9"><text:span text:style-name="T3"><text:tab/>47<text:tab/>INTERPLAN Potion de désenchantement<text:tab/></text:span><text:span text:style-name="T4">PXL2dese</text:span><text:span text:style-name="T3"><text:tab/><text:tab/>650<text:tab/><text:tab/></text:span></text:p>
      <text:p text:style-name="P4"><text:tab/>48<text:tab/>INTERPLAN <text:span text:style-name="T12">Potion de Vision totale<text:tab/></text:span><text:span text:style-name="T22">PXL2visi<text:tab/><text:tab/>650</text:span><text:span text:style-name="T19"><text:tab/> sort lvl 6</text:span></text:p>
      <text:p text:style-name="P6"><text:span text:style-name="T24"><text:tab/>49<text:tab/>INTERPLAN </text:span><text:span text:style-name="T13">Huile féerique<text:tab/></text:span><text:span text:style-name="T23">PXL2feer</text:span></text:p>
      <text:p text:style-name="P9"><text:span text:style-name="T8"><text:tab/>50<text:tab/>INTERPLAN Baume de réflexion<text:tab/>PXL2refl</text:span><text:span text:style-name="T17"><text:tab/><text:tab/></text:span><text:span text:style-name="T9"><text:tab/> sort lvl 6+</text:span></text:p>
      <text:p text:style-name="P6"><text:span text:style-name="T24"><text:tab/>51</text:span><text:span text:style-name="T18"><text:tab/>INTERPLAN Mémoire en bouteille<text:tab/>PXL2memo<text:tab/><text:tab/>750</text:span></text:p>
      <text:p text:style-name="P9"><text:span text:style-name="T5"><text:tab/>52<text:tab/>INTERPLAN </text:span><text:span text:style-name="T11">Mémoire concentrée</text:span><text:span text:style-name="T5"><text:tab/>PXL2mem2<text:tab/><text:tab/>1500</text:span></text:p>
      <text:p text:style-name="P14"/>
      <text:p text:style-name="P9"><text:tab/>53<text:tab/>BG2 Potion d'haleine ardente<text:tab/>POTN27<text:tab/>6D10 scorcher<text:tab/>250</text:p>
      <text:p text:style-name="P9"><text:span text:style-name="T1"><text:tab/>54<text:tab/>BG2 </text:span>Potion d'explosion<text:tab/>POTN26<text:tab/>6D6 boule de feu sur zone<text:tab/>450<text:tab/>sort lvl 3 lancé lvl 6</text:p>
      <text:p text:style-name="P8"><text:tab/>55<text:tab/>BG2 Potion d'invisibilité<text:tab/>POTN10<text:tab/>Invisibilité<text:tab/>250<text:tab/>sort lvl 2</text:p>
      <text:p text:style-name="P8"><text:tab/>56<text:tab/>BG2 Huile de rapidité<text:tab/>POTN14<text:tab/>Rapidité<text:tab/>500 </text:p>
      <text:p text:style-name="P9"><text:span text:style-name="T16"><text:tab/>57</text:span><text:span text:style-name="T1"><text:tab/>BG2 </text:span>Potion de résistance au feu<text:tab/>POTN02<text:tab/>Res feu +50%<text:tab/>450<text:tab/>sort lvl 3</text:p>
      <text:p text:style-name="P9"><text:span text:style-name="T1"><text:tab/>58<text:tab/>BG2 </text:span>Potion d'absorption<text:tab/>POTN18<text:tab/>Res électricité 100%, CA +10 contre contondant<text:tab/>600</text:p>
      <text:p text:style-name="P12"><text:span text:style-name="T1"><text:tab/>59<text:tab/>BG2 </text:span>Potion force morale<text:tab/>POTN28<text:tab/>Constitution 18<text:tab/>500</text:p>
      <text:p text:style-name="P13"><text:tab/>60<text:tab/>BG2 Potion de force de géant des collines*<text:tab/>PXL2DF19<text:tab/>Force 19<text:tab/>450</text:p>
      <text:p text:style-name="P8"><text:tab/>61<text:tab/>BG2 Potion de liberté<text:tab/>POTN45<text:tab/>Action libre<text:tab/>250<text:tab/>sort lvl 4</text:p>
      <text:p text:style-name="P9"><text:span text:style-name="T1"><text:tab/>62<text:tab/>BG2 </text:span>Potion de régénération<text:tab/>POTN42<text:tab/>Régénération 2pvs /round<text:tab/>500</text:p>
      <text:p text:style-name="P9"><text:span text:style-name="T1"><text:tab/>63<text:tab/>BG2 </text:span>Potion de clarté<text:tab/>POTN21<text:tab/>Ordre chaotique<text:tab/>700<text:tab/>sort lvl 5</text:p>
      <text:p text:style-name="P10"><text:tab/>64<text:tab/>BG2 Potion de résistance à la magie<text:tab/>POTN34<text:tab/>Res magie +50%<text:tab/>1000</text:p>
      <text:p text:style-name="P10"><text:tab/>65<text:tab/>BG2 Potion d'invulnérabilité*<text:tab/>PXL2DINV<text:tab/>CA fixée à 0, jds +5<text:tab/>1200</text:p>
      <text:p text:style-name="P10"><text:tab/>66<text:tab/>BG2 Potion de prot contre la magie<text:tab/>POTN35<text:tab/>Res aux éléments et aux dégâts magiques 50%, jds +20<text:tab/>1250</text:p>
      <text:p text:style-name="P9"><text:span text:style-name="T1"><text:tab/>67<text:tab/>BG2 </text:span>Potion de blocage de magie<text:tab/>POTN33<text:tab/>Immu sorts lvl 1 à 5<text:tab/>1500<text:tab/>sort lvl 8</text:p>
      <text:p text:style-name="P9"><text:span text:style-name="T1"><text:tab/>68<text:tab/>BG2 </text:span>Potion de pouvoir<text:tab/>POTN41<text:tab/>Voleur +20%, pvs +20%, taco +20%<text:tab/>1700<text:span text:style-name="T10"><text:tab/></text:span></text:p>
      <text:p text:style-name="P2"/>
      <text:p text:style-name="P9"><text:tab/>69<text:tab/>Potion de contrevue<text:tab/>PXL2DCON<text:tab/>Anti regard de basilique/spectateur/vampire/ombre dr<text:tab/>800</text:p>
      <text:p text:style-name="P1"><text:tab/>70<text:tab/>Potion de feu continuel<text:tab/>PXL2DCER<text:tab/>Pulsation de flammes<text:tab/><text:span text:style-name="T25">300</text:span><text:tab/>sort lvl 2</text:p>
      <text:p text:style-name="P11"><text:tab/>71<text:tab/>Potion de duplication<text:tab/>PXL2DDUP<text:tab/>7x Images miroir<text:tab/><text:span text:style-name="T25">300</text:span><text:tab/>sort lvl 2</text:p>
      <text:p text:style-name="P9"><text:span text:style-name="T21"><text:tab/>72</text:span><text:span text:style-name="T16"><text:tab/></text:span><text:span text:style-name="T14">Potion de vitalité supérieure</text:span><text:span text:style-name="T15"><text:tab/>PXL2DVIG<text:tab/>pvs +100%, jds contre mort +4<text:tab/>1000</text:span></text:p>
      <text:p text:style-name="P11"><text:tab/>73<text:tab/>Potion de dualité<text:tab/>PXL2DDUA<text:tab/>1x Image miroir majeure<text:tab/>600<text:tab/>sort lvl 4</text:p>
      <text:p text:style-name="P11"><text:tab/>74<text:tab/>Fiole de poison tenace<text:tab/>PXL2DPOI<text:tab/>Brume Mortelle sur zone<text:tab/>900<text:tab/>sort lvl 6</text:p>
      <text:p text:style-name="P11"><text:tab/>75<text:tab/>Liqueur féerique<text:tab/>PXL2DFEE<text:tab/>Immunité contre les sorts 3 round<text:tab/>900<text:tab/>sort lvl 4</text:p>
      <text:p text:style-name="P11"><text:tab/>76<text:tab/>Cœur de glace<text:tab/>PXL2DCOE<text:tab/>Bouclier de froid, aura de froid, dégâts de froid mêlée<text:tab/>1100</text:p>
      <text:p text:style-name="P9"><text:span text:style-name="T5"><text:tab/>77<text:tab/>Potion</text:span><text:span text:style-name="T14"> d'accélération</text:span><text:span text:style-name="T5"><text:tab/>PXL2DHAT<text:tab/>Hâte améliorée</text:span><text:span text:style-name="T14">, vitesse d'incantation +2</text:span><text:span text:style-name="T5"><text:tab/>1200<text:tab/>sort lvl 6+</text:span></text:p>
      <text:p text:style-name="P1"><text:tab/>78<text:tab/>Brouet anti-magique<text:tab/>PXL2DBRO<text:tab/>Purge de la magie sur zone<text:tab/>1200</text:p>
      <text:p text:style-name="P9"><text:span text:style-name="T5"><text:tab/></text:span><text:span text:style-name="T5">79<text:tab/>Filtre de chance sublimée<text:tab/>PXL2DLUK<text:tab/>Chance +5<text:tab/>1500</text:span></text:p>
      <text:p text:style-name="P11"><text:tab/>80<text:tab/>Potion de non existence<text:tab/>PXL2DNEX<text:tab/>Désintégration jds +2 sur zone<text:tab/>1300</text:p>
      <text:p text:style-name="P11"><text:tab/>81<text:tab/>Breuvage noir de Tokkètel<text:tab/>PXL2DREP<text:tab/>Bouclier d’énergie négative<text:tab/>1500</text:p>
      <text:p text:style-name="P11"><text:tab/>82<text:tab/>Potion de vie<text:tab/>PXL2DVIE<text:tab/>Résurrection<text:tab/>1500</text:p>
      <text:p text:style-name="P3"><text:tab/></text:p>
      <text:p text:style-name="P3"><text:soft-page-break/><text:tab/>83<text:tab/>Fortifiant (Arcanum)<text:tab/>PXL2DFOR<text:tab/> +30% résistances physiques<text:tab/>1500</text:p>
      <text:p text:style-name="P4"><text:tab/>84<text:tab/>Larmes de Morgana (Arcanum)<text:tab/>PXL2DLAR<text:tab/>+65 pvs et soigne maladie, poison, fatigue<text:tab/>1200</text:p>
      <text:p text:style-name="P4"><text:tab/>85<text:tab/>Soin miracle (Arcanum)<text:tab/>PXPASOIN<text:tab/>Guérison<text:tab/>1500<text:span text:style-name="T15"><text:tab/> sort lvl 6</text:span></text:p>
      <text:p text:style-name="P4"><text:tab/>86<text:tab/>Revitalisant (Arcanum)<text:tab/>PXPAREVI<text:tab/>+2 à toutes les caractéristiques 10 tours<text:tab/>2000</text:p>
      <text:p text:style-name="P1"><text:tab/>87<text:tab/>Élixir de L'Imparfait (Morrowind) régénère 10/sec, remémorise un sort arcanique et un sort clerical de chaque niveau<text:tab/>2000<text:tab/>PXPMINPA</text:p>
      <text:p text:style-name="P4"><text:tab/>88<text:tab/>Potion d’héroïsme (Morrowind)<text:tab/>PXPMHERO<text:tab/>Régénère 5/sec, pvs max +25, taco +6, ca +3<text:tab/>2500</text:p>
      <text:p text:style-name="P11"><text:tab/></text:p>
      <text:p text:style-name="P11"><text:tab/>89<text:tab/>Potion de vitesse absolue<text:tab/>PXL2DVIT<text:tab/>Arrêt du temps<text:tab/>2500<text:span text:style-name="T3"><text:tab/></text:span></text:p>
      <text:p text:style-name="P1"><text:tab/>90<text:tab/>Réflecteur de Sanset<text:tab/>PXL2DREF<text:tab/>Renvoi des sorts illimité<text:tab/>2500</text:p>
      <text:p text:style-name="P11"><text:tab/>91<text:tab/>Potion de changement de forme<text:tab/>PXL2DCFO<text:tab/>Changement de forme<text:tab/>2500<text:tab/>sort lvl 9</text:p>
      <text:p text:style-name="P9"><text:span text:style-name="T1"><text:tab/>92<text:tab/>Potion de force de titan</text:span><text:span text:style-name="T16">*</text:span><text:span text:style-name="T1"><text:tab/>PXL2</text:span><text:span text:style-name="T17">DF25</text:span><text:span text:style-name="T1"><text:tab/>Force 25<text:tab/>3000</text:span></text:p>
      <text:p text:style-name="P11"><text:tab/>93<text:tab/>Potion de rajeunissement total (Diablo II)<text:tab/>PXL2DD2<text:tab/>Guérison et Repos magique<text:tab/>3000</text:p>
      <text:p text:style-name="P1"><text:tab/>94<text:tab/>Potion de disparition<text:tab/>PXL2DCAM<text:tab/>Camouflage<text:tab/>3000</text:p>
      <text:p text:style-name="P11"><text:tab/>95<text:tab/>Potion de nettoyage d'aura<text:tab/>PXL2DNET<text:tab/>Enchaînement<text:tab/>3000<text:tab/>sort lvl 10</text:p>
      <text:p text:style-name="P11"><text:tab/>96<text:tab/>BG2 <text:s/>: Élixir de santé <text:s text:c="3"/>POTN17<text:tab/>EE : Potion de puissance extrême <text:s/>-&gt;dommages +150% <text:s text:c="3"/><text:span text:style-name="T3">PXL2DPUI</text:span><text:tab/>3000<text:tab/>sort lvl 11</text:p>
      <text:p text:style-name="P11"><text:tab/>97<text:tab/>Nectar divin<text:tab/>PXL2DDIV<text:tab/>Statistiques, CA,et aide +4, Toutes résistances +50%<text:tab/>4000</text:p>
      <text:p text:style-name="P11"><text:tab/>98<text:tab/>Élixir<text:span text:style-name="T3"> de Magica incarna<text:tab/>PXL2DMAG<text:tab/></text:span>Immu armes magiques et sorts, sorts infinis<text:tab/>6000</text:p>
      <text:p text:style-name="P11"/>
      <text:p text:style-name="P11"><text:tab/>99-00<text:tab/><text:span text:style-name="T2">potions à effet permanent</text:span></text:p>
      <text:list xml:id="list843804229307727733" text:style-name="L1">
        <text:list-item>
          <text:p text:style-name="P15">Potion de transfert de force (+1 dex, -1 for)<text:tab/><text:tab/>2000</text:p>
        </text:list-item>
        <text:list-item>
          <text:p text:style-name="P15">Potion de transfert d'action (+1 cha &amp; int, -1 dex)<text:tab/><text:tab/>4000</text:p>
        </text:list-item>
        <text:list-item>
          <text:p text:style-name="P15">Potion de transfert sacré (+2 sag, -1 dex)<text:tab/><text:tab/>4000</text:p>
        </text:list-item>
        <text:list-item>
          <text:p text:style-name="P17"><text:span text:style-name="T1">Potion de transfert d'énergie vitale</text:span> (+1 for, -1 con)<text:tab/><text:tab/>4000</text:p>
        </text:list-item>
        <text:list-item>
          <text:p text:style-name="P19">Potion de certitude (+1 sag , -1 con)<text:span text:style-name="T7"><text:tab/><text:tab/>2000</text:span></text:p>
        </text:list-item>
        <text:list-item>
          <text:p text:style-name="P15">Potion de bestialité (+1 for &amp; dex, -2 int)<text:tab/><text:tab/>8000</text:p>
        </text:list-item>
        <text:list-item>
          <text:p text:style-name="P19">Potion de solidité (+1 jets de sauvegarde)<text:tab/><text:tab/>4000</text:p>
        </text:list-item>
        <text:list-item>
          <text:p text:style-name="P17">Potion d’endurcissement (+1 CA)<text:tab/><text:tab/>8000</text:p>
        </text:list-item>
        <text:list-item>
          <text:p text:style-name="P17">Potion de robustesse (+1 con)<text:tab/><text:tab/>4000</text:p>
        </text:list-item>
        <text:list-item>
          <text:p text:style-name="P16">Potion d'isolation (+5% res feu et froid)<text:tab/><text:tab/>2000</text:p>
        </text:list-item>
        <text:list-item>
          <text:p text:style-name="P17">Potion de vitalité (+8 pvs pour guerrier / 6 pvs pour prêtre / 4 pvs pour voleur / 2 pvs pour mage)<text:tab/>4000</text:p>
        </text:list-item>
        <text:list-item>
          <text:p text:style-name="P17">Potion de fortification (+10% res contondant)<text:tab/><text:tab/>2000</text:p>
        </text:list-item>
        <text:list-item>
          <text:p text:style-name="P17">Potion de résistance supérieure (+5% res tranchant et perçant)<text:tab/>2000</text:p>
        </text:list-item>
        <text:list-item>
          <text:p text:style-name="P17">P<text:span text:style-name="T15">otion de thaumaturgie (+1 slot de sort arcanique aléatoire de niveau 1 à <text:s/>5)</text:span><text:tab/>4000</text:p>
        </text:list-item>
        <text:list-item>
          <text:p text:style-name="P20">Potion d'augmentation d'aura (+1 int, +5% rm)<text:tab/><text:tab/>4000</text:p>
        </text:list-item>
        <text:list-item>
          <text:p text:style-name="P17">Potion d'absorption de magie (+10% rm)<text:tab/><text:tab/>4000</text:p>
        </text:list-item>
        <text:list-item>
          <text:p text:style-name="P16">Potion de dissipation (+ 15% rm)<text:tab/><text:tab/>8000</text:p>
        </text:list-item>
        <text:list-item>
          <text:p text:style-name="P16">Stimulant cérébral (Arcanum) +1 en Int/Sage/Charisme / -1 en Force/Dex/Con<text:tab/>15000</text:p>
        </text:list-item>
        <text:list-item>
          <text:p text:style-name="P16">Stimulant musculaire (Arcanum) +1 en Force/Dex/Con, -1 en Int/Sage/Charisme<text:tab/>20000</text:p>
        </text:list-item>
        <text:list-item>
          <text:p text:style-name="P15">Vivifiant (Arcanum) +1 toutes les caractéristiques<text:tab/><text:tab/>100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4DT20H27M50S</meta:editing-duration>
    <meta:editing-cycles>159</meta:editing-cycles>
    <meta:generator>OpenOffice/4.1.14$Win32 OpenOffice.org_project/4114m1$Build-9811</meta:generator>
    <dc:date>2023-10-17T19:17:48.87</dc:date>
    <meta:document-statistic meta:table-count="0" meta:image-count="0" meta:object-count="0" meta:page-count="2" meta:paragraph-count="85" meta:word-count="941" meta:character-count="5464"/>
    <meta:user-defined meta:name="Info 1"/>
    <meta:user-defined meta:name="Info 2"/>
    <meta:user-defined meta:name="Info 3"/>
    <meta:user-defined meta:name="Info 4"/>
  </office:meta>
</office:document-meta>
</file>